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in" fo:margin-left="-0.625in" table:align="left" style:writing-mode="lr-tb"/>
    </style:style>
    <style:style style:name="Table1.A" style:family="table-column">
      <style:table-column-properties style:column-width="3.875in"/>
    </style:style>
    <style:style style:name="Table1.B" style:family="table-column">
      <style:table-column-properties style:column-width="3.325in"/>
    </style:style>
    <style:style style:name="Table1.1" style:family="table-row">
      <style:table-row-properties style:row-height="0.3in" fo:keep-together="auto"/>
    </style:style>
    <style:style style:name="Table1.A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2in" fo:keep-together="auto"/>
    </style:style>
    <style:style style:name="Table1.B2"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text-properties fo:font-weight="bold" style:font-weight-asian="bold"/>
    </style:style>
    <style:style style:name="P2" style:family="paragraph" style:parent-style-name="Standard">
      <style:paragraph-properties fo:text-align="end" style:justify-single-word="false" style:snap-to-layout-grid="false"/>
      <style:text-properties fo:font-weight="bold" style:font-weight-asian="bold"/>
    </style:style>
    <style:style style:name="P3" style:family="paragraph" style:parent-style-name="Standard">
      <style:paragraph-properties style:snap-to-layout-grid="false"/>
    </style:style>
    <style:style style:name="P4" style:family="paragraph" style:parent-style-name="Standard">
      <style:paragraph-properties style:snap-to-layout-grid="false">
        <style:tab-stops>
          <style:tab-stop style:position="5.75in"/>
        </style:tab-stops>
      </style:paragraph-properties>
    </style:style>
    <style:style style:name="P5" style:family="paragraph" style:parent-style-name="Standard">
      <style:text-properties fo:font-size="16pt" style:font-size-asian="16pt" style:font-size-complex="16pt"/>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officeooo:paragraph-rsid="003458e8" style:font-size-asian="10pt" style:font-size-complex="10pt"/>
    </style:style>
    <style:style style:name="P8" style:family="paragraph" style:parent-style-name="Standard">
      <style:text-properties fo:font-size="10pt" officeooo:paragraph-rsid="0034962a" style:font-size-asian="10pt" style:font-size-complex="10pt"/>
    </style:style>
    <style:style style:name="P9" style:family="paragraph" style:parent-style-name="Standard">
      <style:text-properties fo:font-size="10pt" officeooo:paragraph-rsid="00353620" style:font-size-asian="10pt" style:font-size-complex="10pt"/>
    </style:style>
    <style:style style:name="P10" style:family="paragraph" style:parent-style-name="Standard">
      <style:text-properties fo:font-size="10pt" officeooo:rsid="00353620" officeooo:paragraph-rsid="00353620" style:font-size-asian="10pt" style:font-size-complex="10pt"/>
    </style:style>
    <style:style style:name="P11" style:family="paragraph" style:parent-style-name="Standard">
      <style:text-properties fo:font-size="10pt" fo:language="fr" fo:country="FR" style:font-size-asian="10pt" style:font-size-complex="10pt"/>
    </style:style>
    <style:style style:name="P12" style:family="paragraph" style:parent-style-name="Standard">
      <style:text-properties fo:font-size="10pt" officeooo:rsid="002dc531" style:font-size-asian="8.75pt" style:font-size-complex="10pt"/>
    </style:style>
    <style:style style:name="P13"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officeooo:rsid="00353620" style:font-weight-asian="bold" style:font-weight-complex="bold"/>
    </style:style>
    <style:style style:name="T3" style:family="text">
      <style:text-properties fo:font-size="14pt" fo:font-weight="bold" style:font-size-asian="14pt" style:font-weight-asian="bold" style:font-size-complex="14pt"/>
    </style:style>
    <style:style style:name="T4" style:family="text">
      <style:text-properties fo:language="fr" fo:country="FR"/>
    </style:style>
    <style:style style:name="T5" style:family="text">
      <style:text-properties officeooo:rsid="003458e8"/>
    </style:style>
    <style:style style:name="T6" style:family="text">
      <style:text-properties fo:font-size="12pt" fo:font-weight="bold" officeooo:rsid="003458e8" style:font-size-asian="12pt" style:font-weight-asian="bold" style:font-size-complex="12pt" style:font-weight-complex="bold"/>
    </style:style>
    <style:style style:name="T7" style:family="text">
      <style:text-properties officeooo:rsid="00353620"/>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text:span text:style-name="T3"><text:database-display text:table-name="2021_FeeLetters" text:table-type="table" text:column-name=" First" text:database-name="EmbeddedDatabase">&lt; First&gt;</text:database-display></text:span><text:span text:style-name="T3"><text:s/></text:span><text:span text:style-name="T3"><text:database-display text:table-name="2021_FeeLetters" text:table-type="table" text:column-name=" Last" text:database-name="EmbeddedDatabase">&lt; Last&gt;</text:database-display></text:span></text:p>
          </table:table-cell>
          <table:table-cell table:style-name="Table1.A1" office:value-type="string">
            <text:p text:style-name="P2"><text:date style:data-style-name="N76" text:date-value="2024-10-22T19:29:24.458025083">October 22, 2024</text:date></text:p>
          </table:table-cell>
        </table:table-row>
        <table:table-row table:style-name="Table1.2">
          <table:table-cell table:style-name="Table1.A1" office:value-type="string">
            <text:p text:style-name="P1"><text:database-display text:table-name="2021_FeeLetters" text:table-type="table" text:column-name=" Owner_Add" text:database-name="EmbeddedDatabase">&lt; Owner_Add&gt;</text:database-display></text:p>
          </table:table-cell>
          <table:table-cell table:style-name="Table1.B2" office:value-type="string">
            <text:p text:style-name="P3"/>
          </table:table-cell>
        </table:table-row>
        <table:table-row table:style-name="Table1.2">
          <table:table-cell table:style-name="Table1.A1" office:value-type="string">
            <text:p text:style-name="P3"><text:span text:style-name="T1"><text:database-display text:table-name="2021_FeeLetters" text:table-type="table" text:column-name=" Owner_City" text:database-name="EmbeddedDatabase">&lt; Owner_City&gt;</text:database-display></text:span><text:span text:style-name="T1">, </text:span><text:span text:style-name="T1"><text:database-display text:table-name="2021_FeeLetters" text:table-type="table" text:column-name=" O_St" text:database-name="EmbeddedDatabase">&lt; O_St&gt;</text:database-display></text:span><text:span text:style-name="T1"><text:s text:c="2"/></text:span><text:span text:style-name="T1"><text:database-display text:table-name="2021_FeeLetters" text:table-type="table" text:column-name=" O_Zip" text:database-name="EmbeddedDatabase">&lt; O_Zip&gt;</text:database-display></text:span></text:p>
          </table:table-cell>
          <table:table-cell table:style-name="Table1.B2" office:value-type="string">
            <text:p text:style-name="P3"/>
          </table:table-cell>
        </table:table-row>
      </table:table>
      <text:p text:style-name="P5"/>
      <text:p text:style-name="P6">Dear<text:span text:style-name="T4"> </text:span><text:span text:style-name="T4"><text:database-display text:table-name="2021_FeeLetters" text:table-type="table" text:column-name=" First" text:database-name="EmbeddedDatabase">&lt; First&gt;</text:database-display></text:span><text:span text:style-name="T4"><text:s/></text:span><text:span text:style-name="T4"><text:database-display text:table-name="2021_FeeLetters" text:table-type="table" text:column-name=" Last" text:database-name="EmbeddedDatabase">&lt; Last&gt;</text:database-display></text:span>,</text:p>
      <text:p text:style-name="P11"/>
      <text:p text:style-name="P7"><text:span text:style-name="T6">The purpose of this letter is to inform you that your Regency Estates Homeowners Association fees are significantly past due, and this matter will be submitted for legal action if payment is not received promptly. </text:span><text:span text:style-name="T5"><text:s/></text:span></text:p>
      <text:p text:style-name="P7"/>
      <text:p text:style-name="P9"><text:span text:style-name="T7">Enclosed is a spreadsheet containing a list of all historical payments on record that have been received from </text:span><text:database-display text:table-name="2021_FeeLetters" text:table-type="table" text:column-name=" Lot_Add" text:database-name="EmbeddedDatabase">&lt; Lot_Add&gt;</text:database-display>, Regency Estates Lot # <text:database-display text:table-name="2021_FeeLetters" text:table-type="table" text:column-name="Lot" text:database-name="EmbeddedDatabase">&lt;Lot&gt;</text:database-display>. <text:s/><text:span text:style-name="T5">If you can produce evidence that you have made payments that are not included in the list, you must contact the Association immediately and adjustments will be made accordingly.</text:span></text:p>
      <text:p text:style-name="P7"/>
      <text:p text:style-name="P7"><text:span text:style-name="T7">The enclosed Assessment Fee Letter includes the amount owed and instructions for mailing your payment to the Association. <text:s/></text:span><text:span text:style-name="T2">Note that payment in full is expected by November 30, 2024.</text:span></text:p>
      <text:p text:style-name="P7"/>
      <text:p text:style-name="P10">If you delay past the expected date noted above, the amount owed will increase due to legal expenses, so it is in your best interest to respond promptly.</text:p>
      <text:p text:style-name="P10"/>
      <text:p text:style-name="P10"/>
      <text:p text:style-name="P10"/>
      <text:p text:style-name="P10"/>
      <text:p text:style-name="P10"/>
      <text:p text:style-name="P10">Regards,</text:p>
      <text:p text:style-name="P10"/>
      <text:p text:style-name="P10">Regency Estates Homeowners Association </text:p>
      <text:p text:style-name="P10">Board of Directors</text:p>
      <text:p text:style-name="P8"/>
      <text:p text:style-name="P8"/>
      <text:p text:style-name="P8"/>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2in" fo:margin-left="-0.625in" table:align="left" style:writing-mode="lr-tb"/>
    </style:style>
    <style:style style:name="Table2.A" style:family="table-column">
      <style:table-column-properties style:column-width="7.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font-weight="bold" style:font-weight-asian="bold"/>
    </style:style>
    <style:style style:name="MP2" style:family="paragraph" style:parent-style-name="Standard">
      <style:paragraph-properties style:snap-to-layout-grid="false"/>
    </style:style>
    <style:style style:name="MP3" style:family="paragraph" style:parent-style-name="Standard">
      <style:paragraph-properties style:snap-to-layout-grid="false">
        <style:tab-stops>
          <style:tab-stop style:position="5.75in"/>
        </style:tab-stops>
      </style:paragraph-properties>
    </style:style>
    <style:page-layout style:name="Mpm1">
      <style:page-layout-properties fo:page-width="8.5in" fo:page-height="11in" style:num-format="1" style:print-orientation="portrait" fo:margin-top="0.7in" fo:margin-bottom="0.5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561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ext:p text:style-name="MP1">Regency Estates Homeowners Association</text:p>
            </table:table-cell>
          </table:table-row>
          <table:table-row table:style-name="Table2.1">
            <table:table-cell table:style-name="Table2.A1" office:value-type="string">
              <text:p text:style-name="MP2">Post Office Box 923</text:p>
            </table:table-cell>
          </table:table-row>
          <table:table-row table:style-name="Table2.1">
            <table:table-cell table:style-name="Table2.A1" office:value-type="string">
              <text:p text:style-name="MP3">Saint Peters, MO. 63376<text:tab/></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rst_1» «MI_1» «Last_1»</dc:title>
    <dc:subject/>
    <meta:keyword/>
    <dc:description/>
    <meta:initial-creator> </meta:initial-creator>
    <meta:creation-date>2014-09-03T11:48:00</meta:creation-date>
    <dc:date>2024-10-22T19:09:42.404525667</dc:date>
    <meta:print-date>2018-11-02T23:19:00</meta:print-date>
    <meta:editing-cycles>63</meta:editing-cycles>
    <meta:editing-duration>PT4H48M39S</meta:editing-duration>
    <meta:generator>LibreOffice/6.0.7.3$Linux_X86_64 LibreOffice_project/00m0$Build-3</meta:generator>
    <meta:document-statistic meta:table-count="2" meta:image-count="0" meta:object-count="0" meta:page-count="1" meta:paragraph-count="15" meta:word-count="186" meta:character-count="1123" meta:non-whitespace-character-count="945"/>
  </office:meta>
</office:document-meta>
</file>

<file path=EmbeddedDatabas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db="urn:oasis:names:tc:opendocument:xmlns:database:1.0"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office:automatic-styles/>
  <office:body>
    <office:database>
      <db:data-source>
        <db:connection-data>
          <db:database-description>
            <db:file-based-database xlink:href="../../DelinquencyList.csv/"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